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Wayne Hancock - It's Saturday Night</text:p>
      <text:p text:style-name="Preformatted_20_Text"/>
      <text:p text:style-name="Preformatted_20_Text">Gimme a good lookin' woman and an automobile</text:p>
      <text:p text:style-name="Preformatted_20_Text">A tank full'a gas and and a hundred dollar bill</text:p>
      <text:p text:style-name="Preformatted_20_Text">Alright, I'll be alright</text:p>
      <text:p text:style-name="Preformatted_20_Text">I'll be alright, tonight is Saturday night</text:p>
      <text:p text:style-name="Preformatted_20_Text"/>
      <text:p text:style-name="Preformatted_20_Text">I wanna love you baby, good and strong</text:p>
      <text:p text:style-name="Preformatted_20_Text">And love you baby all night long</text:p>
      <text:p text:style-name="Preformatted_20_Text">Alright, I'll be right</text:p>
      <text:p text:style-name="Preformatted_20_Text">I'll be alright, tonight is Saturday night</text:p>
      <text:p text:style-name="Preformatted_20_Text"/>
      <text:p text:style-name="Preformatted_20_Text">[interlude]</text:p>
      <text:p text:style-name="Preformatted_20_Text"/>
      <text:p text:style-name="Preformatted_20_Text">You're da best lookin' gal that I've ever found</text:p>
      <text:p text:style-name="Preformatted_20_Text">I'll take ya dinin' and dancin' all around town</text:p>
      <text:p text:style-name="Preformatted_20_Text">Alright, I'll be alright</text:p>
      <text:p text:style-name="Preformatted_20_Text">Yeah I'll be alright, tonight is Saturday night</text:p>
      <text:p text:style-name="Preformatted_20_Text"/>
      <text:p text:style-name="Preformatted_20_Text">(T-man!)</text:p>
      <text:p text:style-name="Preformatted_20_Text">[2nd interlude]</text:p>
      <text:p text:style-name="Preformatted_20_Text">(Throw on my dancin' shoes man, I'm gonna go to town tonight)</text:p>
      <text:p text:style-name="Preformatted_20_Text">(We'll be jumpin' buddy)</text:p>
      <text:p text:style-name="Preformatted_20_Text">(Let's go, yeah, goin')</text:p>
      <text:p text:style-name="Preformatted_20_Text">(Yeah man, let's go)</text:p>
      <text:p text:style-name="Preformatted_20_Text"/>
      <text:p text:style-name="Preformatted_20_Text">Well we're gonna be married Saturday night</text:p>
      <text:p text:style-name="Preformatted_20_Text">Runnin' off, we're gonna be alright</text:p>
      <text:p text:style-name="Preformatted_20_Text">Well alright, we'll be alright</text:p>
      <text:p text:style-name="Preformatted_20_Text">We'll be alright, tonight is Saturday nig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24" meta:word-count="144" meta:character-count="803"/>
    <dc:date>2009-04-29T17:35:41</dc:date>
    <dc:creator>rodolfoap</dc:creator>
    <meta:editing-duration>PT00H01M54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